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e000" officeooo:paragraph-rsid="000ae000"/>
    </style:style>
    <style:style style:name="P2" style:family="paragraph" style:parent-style-name="Standard">
      <style:paragraph-properties fo:text-align="start" style:justify-single-word="false"/>
      <style:text-properties officeooo:rsid="000c3a9e" officeooo:paragraph-rsid="000c3a9e"/>
    </style:style>
    <style:style style:name="P3" style:family="paragraph" style:parent-style-name="Standard">
      <style:paragraph-properties fo:text-align="start" style:justify-single-word="false"/>
      <style:text-properties officeooo:rsid="00116383" officeooo:paragraph-rsid="00116383"/>
    </style:style>
    <style:style style:name="P4" style:family="paragraph" style:parent-style-name="Standard">
      <style:paragraph-properties fo:text-align="start" style:justify-single-word="false"/>
      <style:text-properties officeooo:rsid="0014bb9a" officeooo:paragraph-rsid="0014bb9a"/>
    </style:style>
    <style:style style:name="P5" style:family="paragraph" style:parent-style-name="Standard">
      <style:paragraph-properties fo:text-align="start" style:justify-single-word="false"/>
      <style:text-properties fo:font-weight="bold" officeooo:rsid="0014bb9a" officeooo:paragraph-rsid="0014bb9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c3a9e" officeooo:paragraph-rsid="000c3a9e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2df84" officeooo:paragraph-rsid="0012df8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ae000" officeooo:paragraph-rsid="000ae000" style:font-size-asian="15pt" style:font-weight-asian="bold" style:font-size-complex="15pt" style:font-weight-complex="bold"/>
    </style:style>
    <style:style style:name="P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2df84" officeooo:paragraph-rsid="0012df84"/>
    </style:style>
    <style:style style:name="P1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0c3a9e" officeooo:paragraph-rsid="000c3a9e"/>
    </style:style>
    <style:style style:name="P1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0c3a9e" officeooo:paragraph-rsid="0014bb9a"/>
    </style:style>
    <style:style style:name="P14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4bb9a" officeooo:paragraph-rsid="0014bb9a"/>
    </style:style>
    <style:style style:name="P15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16383"/>
    </style:style>
    <style:style style:name="P16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16383" officeooo:paragraph-rsid="00190bbb"/>
    </style:style>
    <style:style style:name="P17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0c3a9e" officeooo:paragraph-rsid="000c3a9e"/>
    </style:style>
    <style:style style:name="P18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16383" officeooo:paragraph-rsid="00116383"/>
    </style:style>
    <style:style style:name="P19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16383" officeooo:paragraph-rsid="00190bbb"/>
    </style:style>
    <style:style style:name="P2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1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16383" officeooo:paragraph-rsid="00116383"/>
    </style:style>
    <style:style style:name="P22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3b0a2" officeooo:paragraph-rsid="0013b0a2"/>
    </style:style>
    <style:style style:name="P23" style:family="paragraph" style:parent-style-name="Standard">
      <style:paragraph-properties fo:margin-left="5.002cm" fo:margin-right="0cm" fo:text-align="start" style:justify-single-word="false" fo:text-indent="0cm" style:auto-text-indent="false"/>
      <style:text-properties officeooo:rsid="00190bbb" officeooo:paragraph-rsid="00190bbb"/>
    </style:style>
    <style:style style:name="P24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3b0a2" officeooo:paragraph-rsid="0013b0a2"/>
    </style:style>
    <style:style style:name="P25" style:family="paragraph" style:parent-style-name="Standard">
      <style:paragraph-properties fo:margin-left="6.253cm" fo:margin-right="0cm" fo:text-align="start" style:justify-single-word="false" fo:text-indent="0cm" style:auto-text-indent="false"/>
      <style:text-properties officeooo:rsid="00116383" officeooo:paragraph-rsid="00116383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2df84" officeooo:paragraph-rsid="0012df84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767e0" officeooo:paragraph-rsid="001767e0" style:font-weight-asian="bold" style:font-weight-complex="bold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rsid="00184286" officeooo:paragraph-rsid="00184286"/>
    </style:style>
    <style:style style:name="P29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officeooo:rsid="00184286" officeooo:paragraph-rsid="00184286"/>
    </style:style>
    <style:style style:name="P30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84286" officeooo:paragraph-rsid="00184286"/>
    </style:style>
    <style:style style:name="P3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officeooo:rsid="00190bbb" officeooo:paragraph-rsid="00190bbb"/>
    </style:style>
    <style:style style:name="T1" style:family="text">
      <style:text-properties officeooo:rsid="00116383"/>
    </style:style>
    <style:style style:name="T2" style:family="text">
      <style:text-properties officeooo:rsid="0012df84"/>
    </style:style>
    <style:style style:name="T3" style:family="text">
      <style:text-properties officeooo:rsid="0013b0a2"/>
    </style:style>
    <style:style style:name="T4" style:family="text">
      <style:text-properties officeooo:rsid="0014bb9a"/>
    </style:style>
    <style:style style:name="T5" style:family="text">
      <style:text-properties officeooo:rsid="00173753"/>
    </style:style>
    <style:style style:name="T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GDD </text:p>
      <text:p text:style-name="P8">Global Game Jam 2019</text:p>
      <text:p text:style-name="P1"/>
      <text:p text:style-name="P5">obiettivo</text:p>
      <text:p text:style-name="P4"/>
      <text:p text:style-name="P10">jhonny</text:p>
      <text:p text:style-name="P14">vuole rimanere dentro casa</text:p>
      <text:p text:style-name="P10">kenny</text:p>
      <text:p text:style-name="P14">vuole uscire di casa</text:p>
      <text:p text:style-name="P9"><text:span text:style-name="T4">oggetti</text:span></text:p>
      <text:p text:style-name="P13"><text:span text:style-name="T4">powerup (da definire: pagine o oggetti) </text:span></text:p>
      <text:p text:style-name="P17"><text:span text:style-name="T4">avvantaggiano la personalità raccoglie tale oggetto. Es: tempo turno maggiore, velocità movimento ecc..)</text:span></text:p>
      <text:p text:style-name="P2"/>
      <text:p text:style-name="P6">meccaniche</text:p>
      <text:p text:style-name="P2"/>
      <text:p text:style-name="P9">personaggi</text:p>
      <text:p text:style-name="P16">bambino</text:p>
      <text:p text:style-name="P19"><text:span text:style-name="T2">si muove controller Stick sx</text:span></text:p>
      <text:p text:style-name="P18"/>
      <text:p text:style-name="P18"><text:span text:style-name="T3">doppia personalità:</text:span></text:p>
      <text:p text:style-name="P21"><text:span text:style-name="T3">jhonny (stare)</text:span></text:p>
      <text:p text:style-name="P25"/>
      <text:p text:style-name="P22">kenny (uscire)</text:p>
      <text:p text:style-name="P24"/>
      <text:p text:style-name="P21"/>
      <text:p text:style-name="P3"/>
      <text:p text:style-name="P15">mamma</text:p>
      <text:p text:style-name="P3"/>
      <text:p text:style-name="P15">papà</text:p>
      <text:p text:style-name="P3"/>
      <text:p text:style-name="P9">luoghi</text:p>
      <text:p text:style-name="P15">casa</text:p>
      <text:p text:style-name="P20">stanza x</text:p>
      <text:p text:style-name="P23"/>
      <text:p text:style-name="P2"/>
      <text:p text:style-name="P9">oggetti</text:p>
      <text:p text:style-name="P12"><text:span text:style-name="T1">pagine o oggetti = powerup</text:span></text:p>
      <text:p text:style-name="P2"/>
      <text:p text:style-name="P7">gameplay</text:p>
      <text:p text:style-name="P11">visuale dall’alto, <text:span text:style-name="T5">2 piani, giardino</text:span></text:p>
      <text:p text:style-name="P26"/>
      <text:p text:style-name="P27">audio</text:p>
      <text:p text:style-name="P28">usiamo diversifier <text:span text:style-name="T6">4’33”</text:span></text:p>
      <text:p text:style-name="P28"/>
      <text:p text:style-name="P28">gli effetti audio avranno due versioni e riprodotti in base alla personalità interpretata in quel momento (jhonny o kenny): all’interno jhonny avrà audio normale mentre kenny avrà un effetto “ovattato” o cmq che da sensazione di “imprigionato”, all’esternokenny avrà un audio normale mentre jhonny avrà un effetto “stridulo” o comunque che da una sensazione di “troppo”</text:p>
      <text:p text:style-name="P28"/>
      <text:p text:style-name="P28"/>
      <text:p text:style-name="P28"><text:soft-page-break/>lista della spesa:</text:p>
      <text:p text:style-name="P29">sfx:</text:p>
      <text:p text:style-name="P30">passi bambino (8 anni) parquet</text:p>
      <text:p text:style-name="P30">passi bambino (8 anni) erba</text:p>
      <text:p text:style-name="P30">orologgio</text:p>
      <text:p text:style-name="P30">russare dei genitori</text:p>
      <text:p text:style-name="P30">acqua che gocciola</text:p>
      <text:p text:style-name="P30">fauna varia</text:p>
      <text:p text:style-name="P30">piante e vento</text:p>
      <text:p text:style-name="P30">lampadina</text:p>
      <text:p text:style-name="P30">parquet</text:p>
      <text:p text:style-name="P20">rumore bianco di una casa di notte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5:25:43.108000000</meta:creation-date>
    <dc:date>2019-01-26T00:15:54.231000000</dc:date>
    <meta:editing-duration>PT9M4S</meta:editing-duration>
    <meta:editing-cycles>2</meta:editing-cycles>
    <meta:generator>LibreOffice/6.1.3.2$Windows_X86_64 LibreOffice_project/86daf60bf00efa86ad547e59e09d6bb77c699acb</meta:generator>
    <meta:document-statistic meta:table-count="0" meta:image-count="0" meta:object-count="0" meta:page-count="2" meta:paragraph-count="41" meta:word-count="163" meta:character-count="1046" meta:non-whitespace-character-count="922"/>
  </office:meta>
</office:document-meta>
</file>